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3" style:family="paragraph" style:parent-style-name="Standard">
      <style:paragraph-properties fo:margin-top="0in" fo:margin-bottom="0.1598in" loext:contextual-spacing="false"/>
      <style:text-properties fo:color="#c9211e" style:font-name="Lato"/>
    </style:style>
    <style:style style:name="P4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6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d4ea6b"/>
    </style:style>
    <style:style style:name="P7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d4ea6b"/>
    </style:style>
    <style:style style:name="P8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d4ea6b"/>
    </style:style>
    <style:style style:name="P9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d4ea6b"/>
    </style:style>
    <style:style style:name="P10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d4ea6b"/>
    </style:style>
    <style:style style:name="P11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d4ea6b"/>
    </style:style>
    <style:style style:name="P12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d4ea6b"/>
    </style:style>
    <style:style style:name="P13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d4ea6b"/>
    </style:style>
    <style:style style:name="P14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d4ea6b"/>
    </style:style>
    <style:style style:name="P15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16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17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18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20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21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22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23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24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25" style:family="paragraph" style:parent-style-name="Standard" style:list-style-name="L12">
      <style:paragraph-properties fo:margin-top="0in" fo:margin-bottom="0.1598in" loext:contextual-spacing="false"/>
      <style:text-properties style:font-name="Lato"/>
    </style:style>
    <style:style style:name="P26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27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28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29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30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31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32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style:style style:name="P33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e8f2a1"/>
    </style:style>
    <style:style style:name="P34" style:family="paragraph" style:parent-style-name="Standard" style:list-style-name="L12">
      <style:paragraph-properties fo:margin-top="0in" fo:margin-bottom="0.1598in" loext:contextual-spacing="false"/>
      <style:text-properties style:font-name="Lato" fo:background-color="#e8f2a1"/>
    </style:style>
    <style:style style:name="P35" style:family="paragraph" style:parent-style-name="Standard" style:list-style-name="L13">
      <style:paragraph-properties fo:margin-top="0in" fo:margin-bottom="0.1598in" loext:contextual-spacing="false"/>
      <style:text-properties style:font-name="Lato" fo:background-color="#e8f2a1"/>
    </style:style>
    <style:style style:name="P36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e8f2a1"/>
    </style:style>
    <style:style style:name="P37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e8f2a1"/>
    </style:style>
    <style:style style:name="P38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e8f2a1"/>
    </style:style>
    <style:style style:name="P39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e8f2a1"/>
    </style:style>
    <style:style style:name="P40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e8f2a1"/>
    </style:style>
    <style:style style:name="P41" style:family="paragraph" style:parent-style-name="Standard" style:list-style-name="L19">
      <style:paragraph-properties fo:margin-top="0in" fo:margin-bottom="0.1598in" loext:contextual-spacing="false"/>
      <style:text-properties style:font-name="Lato" fo:background-color="#e8f2a1"/>
    </style:style>
    <style:style style:name="P42" style:family="paragraph" style:parent-style-name="Standard" style:list-style-name="L20">
      <style:paragraph-properties fo:margin-top="0in" fo:margin-bottom="0.1598in" loext:contextual-spacing="false"/>
      <style:text-properties style:font-name="Lato" fo:background-color="#e8f2a1"/>
    </style:style>
    <style:style style:name="P43" style:family="paragraph" style:parent-style-name="Standard" style:list-style-name="L21">
      <style:paragraph-properties fo:margin-top="0in" fo:margin-bottom="0.1598in" loext:contextual-spacing="false"/>
      <style:text-properties style:font-name="Lato" fo:background-color="#e8f2a1"/>
    </style:style>
    <style:style style:name="P44" style:family="paragraph" style:parent-style-name="Standard" style:list-style-name="L22">
      <style:paragraph-properties fo:margin-top="0in" fo:margin-bottom="0.1598in" loext:contextual-spacing="false"/>
      <style:text-properties style:font-name="Lato" fo:background-color="#e8f2a1"/>
    </style:style>
    <style:style style:name="P45" style:family="paragraph" style:parent-style-name="Standard" style:list-style-name="L23">
      <style:paragraph-properties fo:margin-top="0in" fo:margin-bottom="0.1598in" loext:contextual-spacing="false"/>
      <style:text-properties style:font-name="Lato" fo:background-color="#e8f2a1"/>
    </style:style>
    <style:style style:name="P46" style:family="paragraph" style:parent-style-name="Standard" style:list-style-name="L24">
      <style:paragraph-properties fo:margin-top="0in" fo:margin-bottom="0.1598in" loext:contextual-spacing="false"/>
      <style:text-properties style:font-name="Lato" fo:background-color="#e8f2a1"/>
    </style:style>
    <style:style style:name="P47" style:family="paragraph" style:parent-style-name="Standard" style:list-style-name="L25">
      <style:paragraph-properties fo:margin-top="0in" fo:margin-bottom="0.1598in" loext:contextual-spacing="false"/>
      <style:text-properties style:font-name="Lato" fo:background-color="#e8f2a1"/>
    </style:style>
    <style:style style:name="P48" style:family="paragraph" style:parent-style-name="Standard" style:list-style-name="L26">
      <style:paragraph-properties fo:margin-top="0in" fo:margin-bottom="0.1598in" loext:contextual-spacing="false"/>
      <style:text-properties style:font-name="Lato" fo:background-color="#e8f2a1"/>
    </style:style>
    <style:style style:name="P49" style:family="paragraph" style:parent-style-name="Standard" style:list-style-name="L28">
      <style:paragraph-properties fo:margin-top="0in" fo:margin-bottom="0.1598in" loext:contextual-spacing="false"/>
      <style:text-properties style:font-name="Lato" fo:background-color="#e8f2a1"/>
    </style:style>
    <style:style style:name="P50" style:family="paragraph" style:parent-style-name="Standard" style:list-style-name="L29">
      <style:paragraph-properties fo:margin-top="0in" fo:margin-bottom="0.1598in" loext:contextual-spacing="false"/>
      <style:text-properties style:font-name="Lato" fo:background-color="#e8f2a1"/>
    </style:style>
    <style:style style:name="P51" style:family="paragraph" style:parent-style-name="Standard" style:list-style-name="L27">
      <style:paragraph-properties fo:margin-top="0in" fo:margin-bottom="0.1598in" loext:contextual-spacing="false"/>
      <style:text-properties style:font-name="Lato" fo:background-color="#e8f2a1"/>
    </style:style>
    <style:style style:name="P52" style:family="paragraph" style:parent-style-name="Standard" style:list-style-name="L20">
      <style:paragraph-properties fo:margin-top="0in" fo:margin-bottom="0.1598in" loext:contextual-spacing="false"/>
      <style:text-properties style:font-name="Lato"/>
    </style:style>
    <style:style style:name="P53" style:family="paragraph" style:parent-style-name="Standard" style:list-style-name="L21">
      <style:paragraph-properties fo:margin-top="0in" fo:margin-bottom="0.1598in" loext:contextual-spacing="false"/>
      <style:text-properties style:font-name="Lato"/>
    </style:style>
    <style:style style:name="P54" style:family="paragraph" style:parent-style-name="Standard" style:list-style-name="L22">
      <style:paragraph-properties fo:margin-top="0in" fo:margin-bottom="0.1598in" loext:contextual-spacing="false"/>
      <style:text-properties style:font-name="Lato"/>
    </style:style>
    <style:style style:name="P55" style:family="paragraph" style:parent-style-name="Standard" style:list-style-name="L23">
      <style:paragraph-properties fo:margin-top="0in" fo:margin-bottom="0.1598in" loext:contextual-spacing="false"/>
      <style:text-properties style:font-name="Lato"/>
    </style:style>
    <style:style style:name="P56" style:family="paragraph" style:parent-style-name="Standard" style:list-style-name="L24">
      <style:paragraph-properties fo:margin-top="0in" fo:margin-bottom="0.1598in" loext:contextual-spacing="false"/>
      <style:text-properties style:font-name="Lato"/>
    </style:style>
    <style:style style:name="P57" style:family="paragraph" style:parent-style-name="Standard" style:list-style-name="L25">
      <style:paragraph-properties fo:margin-top="0in" fo:margin-bottom="0.1598in" loext:contextual-spacing="false"/>
      <style:text-properties style:font-name="Lato"/>
    </style:style>
    <style:style style:name="P58" style:family="paragraph" style:parent-style-name="Standard" style:list-style-name="L26">
      <style:paragraph-properties fo:margin-top="0in" fo:margin-bottom="0.1598in" loext:contextual-spacing="false"/>
      <style:text-properties style:font-name="Lato"/>
    </style:style>
    <style:style style:name="P59" style:family="paragraph" style:parent-style-name="Standard" style:list-style-name="L27">
      <style:paragraph-properties fo:margin-top="0in" fo:margin-bottom="0.1598in" loext:contextual-spacing="false"/>
      <style:text-properties style:font-name="Lato"/>
    </style:style>
    <style:style style:name="P60" style:family="paragraph" style:parent-style-name="Standard" style:list-style-name="L28">
      <style:paragraph-properties fo:margin-top="0in" fo:margin-bottom="0.1598in" loext:contextual-spacing="false"/>
      <style:text-properties style:font-name="Lato"/>
    </style:style>
    <style:style style:name="P61" style:family="paragraph" style:parent-style-name="Standard" style:list-style-name="L29">
      <style:paragraph-properties fo:margin-top="0in" fo:margin-bottom="0.1598in" loext:contextual-spacing="false"/>
      <style:text-properties style:font-name="Lato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If a file has permissions that appear as rwxr-x---, what is the octal permission mode of the file?</text:p>
      <text:list xml:id="list4284652436" text:style-name="L29">
        <text:list-item>
          <text:p text:style-name="P61">650</text:p>
        </text:list-item>
        <text:list-item>
          <text:p text:style-name="P50">750</text:p>
        </text:list-item>
        <text:list-item>
          <text:p text:style-name="P61">740</text:p>
        </text:list-item>
        <text:list-item>
          <text:p text:style-name="P61">760</text:p>
        </text:list-item>
      </text:list>
      <text:p text:style-name="P1"/>
      <text:p text:style-name="P1"/>
      <text:p text:style-name="P1">Question 2</text:p>
      <text:p text:style-name="P1">The command, chmod 1777 /data will:</text:p>
      <text:list xml:id="list1414324344" text:style-name="L28">
        <text:list-item>
          <text:p text:style-name="P60">Remove all special permissions</text:p>
        </text:list-item>
        <text:list-item>
          <text:p text:style-name="P60">Make the /data directory a setgid directory</text:p>
        </text:list-item>
        <text:list-item>
          <text:p text:style-name="P60">Make the /data directory a setuid directory</text:p>
        </text:list-item>
        <text:list-item>
          <text:p text:style-name="P49">Make the /data directory a sticky bit directory</text:p>
        </text:list-item>
      </text:list>
      <text:p text:style-name="P1"/>
      <text:p text:style-name="P1"/>
      <text:p text:style-name="P1">Question 3</text:p>
      <text:p text:style-name="P1">The command, chmod u=g will:</text:p>
      <text:list xml:id="list1963468382" text:style-name="L27">
        <text:list-item>
          <text:p text:style-name="P59">Set the group owners permissions to match the user owners permissions</text:p>
        </text:list-item>
        <text:list-item>
          <text:p text:style-name="P59">Set the user owners permissions to rwx</text:p>
        </text:list-item>
        <text:list-item>
          <text:p text:style-name="P51">Set the user owners permissions to match the group owners permission</text:p>
        </text:list-item>
        <text:list-item>
          <text:p text:style-name="P59">Nothing, the command syntax is invalid</text:p>
        </text:list-item>
      </text:list>
      <text:p text:style-name="P1"/>
      <text:p text:style-name="P1">Question 4</text:p>
      <text:p text:style-name="P1">The setuid permission on a file:</text:p>
      <text:list xml:id="list4213391676" text:style-name="L26">
        <text:list-item>
          <text:p text:style-name="P58">Causes the file to always run as root</text:p>
        </text:list-item>
        <text:list-item>
          <text:p text:style-name="P58">Causes the file to never run as root</text:p>
        </text:list-item>
        <text:list-item>
          <text:p text:style-name="P48">Causes the file to run under the owner's identity</text:p>
        </text:list-item>
        <text:list-item>
          <text:p text:style-name="P58">Causes the file to run under the user's identity</text:p>
        </text:list-item>
      </text:list>
      <text:p text:style-name="P1"/>
      <text:p text:style-name="P1"><text:soft-page-break/>Question 5</text:p>
      <text:p text:style-name="P1">To access a directory with the cd command, you must also be able to access all the parent directories of the directory with the cd command.</text:p>
      <text:p text:style-name="P1">True or False?</text:p>
      <text:list xml:id="list2353073321" text:style-name="L25">
        <text:list-item>
          <text:p text:style-name="P47">True</text:p>
        </text:list-item>
        <text:list-item>
          <text:p text:style-name="P57">False</text:p>
        </text:list-item>
      </text:list>
      <text:p text:style-name="P1"/>
      <text:p text:style-name="P1"/>
      <text:p text:style-name="P1">Question 6</text:p>
      <text:p text:style-name="P1">To have permissions set to rwxr-x--x, you can use the following command:</text:p>
      <text:p text:style-name="P1">chmod 777 file</text:p>
      <text:list xml:id="list658223960" text:style-name="L24">
        <text:list-item>
          <text:p text:style-name="P56">chmod 711</text:p>
        </text:list-item>
        <text:list-item>
          <text:p text:style-name="P56">chmod 755</text:p>
        </text:list-item>
        <text:list-item>
          <text:p text:style-name="P46">chmod 751</text:p>
        </text:list-item>
      </text:list>
      <text:p text:style-name="P1"/>
      <text:p text:style-name="P1"/>
      <text:p text:style-name="P1">Question 7</text:p>
      <text:p text:style-name="P1">To run binary executables, you need both read and execute permission.</text:p>
      <text:p text:style-name="P1">True or False?</text:p>
      <text:list xml:id="list3000680275" text:style-name="L23">
        <text:list-item>
          <text:p text:style-name="P55">True</text:p>
        </text:list-item>
        <text:list-item>
          <text:p text:style-name="P45">False</text:p>
        </text:list-item>
      </text:list>
      <text:p text:style-name="P1"/>
      <text:p text:style-name="P1"/>
      <text:p text:style-name="P1">Question 8</text:p>
      <text:p text:style-name="P1">What umask value would you use in order for new directories to have the permissions of rwxr-x--x?</text:p>
      <text:list xml:id="list2769105452" text:style-name="L22">
        <text:list-item>
          <text:p text:style-name="P54">022</text:p>
        </text:list-item>
        <text:list-item>
          <text:p text:style-name="P44">026</text:p>
        </text:list-item>
        <text:list-item>
          <text:p text:style-name="P54">077</text:p>
        </text:list-item>
        <text:list-item>
          <text:p text:style-name="P54">027</text:p>
        </text:list-item>
      </text:list>
      <text:p text:style-name="P1"/>
      <text:p text:style-name="P1"><text:soft-page-break/>Question 9</text:p>
      <text:p text:style-name="P1">Which command is used to change permissions on a file?</text:p>
      <text:list xml:id="list3609017476" text:style-name="L21">
        <text:list-item>
          <text:p text:style-name="P53">chgperm</text:p>
        </text:list-item>
        <text:list-item>
          <text:p text:style-name="P43">chmod</text:p>
        </text:list-item>
        <text:list-item>
          <text:p text:style-name="P53">chperm</text:p>
        </text:list-item>
        <text:list-item>
          <text:p text:style-name="P53">chgmode</text:p>
        </text:list-item>
      </text:list>
      <text:p text:style-name="P1"/>
      <text:p text:style-name="P1">Question 10</text:p>
      <text:p text:style-name="P1">Which command will allow you to change the group ownership of a file that you own?</text:p>
      <text:list xml:id="list739114501" text:style-name="L20">
        <text:list-item>
          <text:p text:style-name="P52">chmod</text:p>
        </text:list-item>
        <text:list-item>
          <text:p text:style-name="P52">regroup</text:p>
        </text:list-item>
        <text:list-item>
          <text:p text:style-name="P52">chown</text:p>
        </text:list-item>
        <text:list-item>
          <text:p text:style-name="P42">chgrp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2-04T12:50:00.332022783</dc:date>
    <meta:editing-duration>PT53M6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58" meta:word-count="315" meta:character-count="1581" meta:non-whitespace-character-count="1362"/>
  </office:meta>
</office:document-meta>
</file>